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9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euclidean_error</text:p>
          </table:table-cell>
          <table:table-cell office:value-type="string">
            <text:p>euclidean_time</text:p>
          </table:table-cell>
          <table:table-cell office:value-type="string">
            <text:p>dtw_error</text:p>
          </table:table-cell>
          <table:table-cell office:value-type="string">
            <text:p>dtw_time</text:p>
          </table:table-cell>
          <table:table-cell office:value-type="string">
            <text:p>dtw_best_error</text:p>
          </table:table-cell>
          <table:table-cell office:value-type="string">
            <text:p>dtw_best_time</text:p>
          </table:table-cell>
          <table:table-cell office:value-type="string">
            <text:p>jmotif_error</text:p>
          </table:table-cell>
          <table:table-cell office:value-type="string">
            <text:p>jmotif_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79333">
            <text:p>0.479333</text:p>
          </table:table-cell>
          <table:table-cell office:value-type="float" office:value="172">
            <text:p>172</text:p>
          </table:table-cell>
          <table:table-cell office:value-type="float" office:value="0.098">
            <text:p>0.098</text:p>
          </table:table-cell>
          <table:table-cell office:value-type="float" office:value="7377">
            <text:p>7377</text:p>
          </table:table-cell>
          <table:table-cell office:value-type="float" office:value="0.479333">
            <text:p>0.479333</text:p>
          </table:table-cell>
          <table:table-cell office:value-type="float" office:value="214">
            <text:p>214</text:p>
          </table:table-cell>
          <table:table-cell office:value-type="float" office:value="0.143">
            <text:p>0.143</text:p>
          </table:table-cell>
          <table:table-cell office:value-type="float" office:value="2488">
            <text:p>24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64">
            <text:p>0.264</text:p>
          </table:table-cell>
          <table:table-cell office:value-type="float" office:value="183">
            <text:p>183</text:p>
          </table:table-cell>
          <table:table-cell office:value-type="float" office:value="0.00733333">
            <text:p>0.00733333</text:p>
          </table:table-cell>
          <table:table-cell office:value-type="float" office:value="14531">
            <text:p>14531</text:p>
          </table:table-cell>
          <table:table-cell office:value-type="float" office:value="0.264">
            <text:p>0.264</text:p>
          </table:table-cell>
          <table:table-cell office:value-type="float" office:value="401">
            <text:p>401</text:p>
          </table:table-cell>
          <table:table-cell office:value-type="float" office:value="0.0510000000000001">
            <text:p>0.051</text:p>
          </table:table-cell>
          <table:table-cell office:value-type="float" office:value="2560">
            <text:p>256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57667">
            <text:p>0.157667</text:p>
          </table:table-cell>
          <table:table-cell office:value-type="float" office:value="192">
            <text:p>192</text:p>
          </table:table-cell>
          <table:table-cell office:value-type="float" office:value="0.00133333">
            <text:p>0.00133333</text:p>
          </table:table-cell>
          <table:table-cell office:value-type="float" office:value="21779">
            <text:p>21779</text:p>
          </table:table-cell>
          <table:table-cell office:value-type="float" office:value="0.0746667">
            <text:p>0.0746667</text:p>
          </table:table-cell>
          <table:table-cell office:value-type="float" office:value="12588">
            <text:p>12588</text:p>
          </table:table-cell>
          <table:table-cell office:value-type="float" office:value="0.0533333333333334">
            <text:p>0.0533333333</text:p>
          </table:table-cell>
          <table:table-cell office:value-type="float" office:value="2587">
            <text:p>258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91">
            <text:p>0.091</text:p>
          </table:table-cell>
          <table:table-cell office:value-type="float" office:value="206">
            <text:p>206</text:p>
          </table:table-cell>
          <table:table-cell office:value-type="float" office:value="0.000666667">
            <text:p>0.000666667</text:p>
          </table:table-cell>
          <table:table-cell office:value-type="float" office:value="28896">
            <text:p>28896</text:p>
          </table:table-cell>
          <table:table-cell office:value-type="float" office:value="0.028">
            <text:p>0.028</text:p>
          </table:table-cell>
          <table:table-cell office:value-type="float" office:value="17022">
            <text:p>17022</text:p>
          </table:table-cell>
          <table:table-cell office:value-type="float" office:value="0.041">
            <text:p>0.041</text:p>
          </table:table-cell>
          <table:table-cell office:value-type="float" office:value="2612">
            <text:p>261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4">
            <text:p>0.14</text:p>
          </table:table-cell>
          <table:table-cell office:value-type="float" office:value="212">
            <text:p>212</text:p>
          </table:table-cell>
          <table:table-cell office:value-type="float" office:value="0.006">
            <text:p>0.006</text:p>
          </table:table-cell>
          <table:table-cell office:value-type="float" office:value="36074">
            <text:p>36074</text:p>
          </table:table-cell>
          <table:table-cell office:value-type="float" office:value="0.024">
            <text:p>0.024</text:p>
          </table:table-cell>
          <table:table-cell office:value-type="float" office:value="19064">
            <text:p>19064</text:p>
          </table:table-cell>
          <table:table-cell office:value-type="float" office:value="0.0113333333333333">
            <text:p>0.0113333333</text:p>
          </table:table-cell>
          <table:table-cell office:value-type="float" office:value="2626">
            <text:p>26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66667">
            <text:p>0.0466667</text:p>
          </table:table-cell>
          <table:table-cell office:value-type="float" office:value="267">
            <text:p>267</text:p>
          </table:table-cell>
          <table:table-cell office:value-type="float" office:value="0.000333333">
            <text:p>0.000333333</text:p>
          </table:table-cell>
          <table:table-cell office:value-type="float" office:value="71970">
            <text:p>71970</text:p>
          </table:table-cell>
          <table:table-cell office:value-type="float" office:value="0.022">
            <text:p>0.022</text:p>
          </table:table-cell>
          <table:table-cell office:value-type="float" office:value="31525">
            <text:p>31525</text:p>
          </table:table-cell>
          <table:table-cell office:value-type="float" office:value="0.00666666666666671">
            <text:p>0.0066666667</text:p>
          </table:table-cell>
          <table:table-cell office:value-type="float" office:value="2651">
            <text:p>26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563333">
            <text:p>0.0563333</text:p>
          </table:table-cell>
          <table:table-cell office:value-type="float" office:value="328">
            <text:p>328</text:p>
          </table:table-cell>
          <table:table-cell office:value-type="float" office:value="0.00133333">
            <text:p>0.00133333</text:p>
          </table:table-cell>
          <table:table-cell table:formula="of:=1*60*1000+47792" office:value-type="float" office:value="107792">
            <text:p>107792</text:p>
          </table:table-cell>
          <table:table-cell office:value-type="float" office:value="0.0126667">
            <text:p>0.0126667</text:p>
          </table:table-cell>
          <table:table-cell office:value-type="float" office:value="52298">
            <text:p>52298</text:p>
          </table:table-cell>
          <table:table-cell office:value-type="float" office:value="0.004">
            <text:p>0.004</text:p>
          </table:table-cell>
          <table:table-cell office:value-type="float" office:value="2825">
            <text:p>282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483333">
            <text:p>0.0483333</text:p>
          </table:table-cell>
          <table:table-cell office:value-type="float" office:value="407">
            <text:p>407</text:p>
          </table:table-cell>
          <table:table-cell office:value-type="float" office:value="0.000666667">
            <text:p>0.000666667</text:p>
          </table:table-cell>
          <table:table-cell table:formula="of:=2*60*1000+30827" office:value-type="float" office:value="150827">
            <text:p>150827</text:p>
          </table:table-cell>
          <table:table-cell office:value-type="float" office:value="0.0306667">
            <text:p>0.0306667</text:p>
          </table:table-cell>
          <table:table-cell table:formula="of:=1*60*1000+10543" office:value-type="float" office:value="70543">
            <text:p>70543</text:p>
          </table:table-cell>
          <table:table-cell office:value-type="float" office:value="0.00800000000000001">
            <text:p>0.008</text:p>
          </table:table-cell>
          <table:table-cell office:value-type="float" office:value="2795">
            <text:p>27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393333">
            <text:p>0.0393333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table:formula="of:=3*60*1000+35443" office:value-type="float" office:value="215443">
            <text:p>215443</text:p>
          </table:table-cell>
          <table:table-cell office:value-type="float" office:value="0.0166667">
            <text:p>0.0166667</text:p>
          </table:table-cell>
          <table:table-cell table:formula="of:=2*60*1000+3278" office:value-type="float" office:value="123278">
            <text:p>123278</text:p>
          </table:table-cell>
          <table:table-cell office:value-type="float" office:value="0.003">
            <text:p>0.003</text:p>
          </table:table-cell>
          <table:table-cell office:value-type="float" office:value="2947">
            <text:p>294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113333">
            <text:p>0.0113333</text:p>
          </table:table-cell>
          <table:table-cell office:value-type="float" office:value="783">
            <text:p>783</text:p>
          </table:table-cell>
          <table:table-cell office:value-type="float" office:value="0.000333333">
            <text:p>0.000333333</text:p>
          </table:table-cell>
          <table:table-cell table:formula="of:=5*60*1000+59471" office:value-type="float" office:value="359471">
            <text:p>359471</text:p>
          </table:table-cell>
          <table:table-cell office:value-type="float" office:value="0.00333333">
            <text:p>0.00333333</text:p>
          </table:table-cell>
          <table:table-cell table:formula="of:=4*60*1000+26021" office:value-type="float" office:value="266021">
            <text:p>266021</text:p>
          </table:table-cell>
          <table:table-cell office:value-type="float" office:value="0.0023333333333333">
            <text:p>0.0023333333</text:p>
          </table:table-cell>
          <table:table-cell office:value-type="float" office:value="2946">
            <text:p>294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666667">
            <text:p>0.00666667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table:formula="of:=11*60*1000+58722" office:value-type="float" office:value="718722">
            <text:p>718722</text:p>
          </table:table-cell>
          <table:table-cell office:value-type="float" office:value="0.00133333">
            <text:p>0.00133333</text:p>
          </table:table-cell>
          <table:table-cell table:formula="of:=14*60*1000+28627" office:value-type="float" office:value="868627">
            <text:p>868627</text:p>
          </table:table-cell>
          <table:table-cell office:value-type="float" office:value="0.0013333333333333">
            <text:p>0.0013333333</text:p>
          </table:table-cell>
          <table:table-cell office:value-type="float" office:value="3123">
            <text:p>3123</text:p>
          </table:table-cell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1" office:value-type="float" office:value="0.00266667">
            <text:p>0.00266667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0.000333333">
            <text:p>0.000333333</text:p>
          </table:table-cell>
          <table:table-cell table:style-name="ce1" table:formula="of:=17*60*1000+56369" office:value-type="float" office:value="1076369">
            <text:p>1076369</text:p>
          </table:table-cell>
          <table:table-cell table:style-name="ce1" office:value-type="float" office:value="0">
            <text:p>0</text:p>
          </table:table-cell>
          <table:table-cell table:style-name="ce1" table:formula="of:=31*60*1000+18196" office:value-type="float" office:value="1878196">
            <text:p>1878196</text:p>
          </table:table-cell>
          <table:table-cell table:style-name="ce2" office:value-type="float" office:value="0.000666666666666704">
            <text:p>6.67E-004</text:p>
          </table:table-cell>
          <table:table-cell table:style-name="ce1" office:value-type="float" office:value="3278">
            <text:p>327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233333">
            <text:p>0.00233333</text:p>
          </table:table-cell>
          <table:table-cell office:value-type="float" office:value="2754">
            <text:p>2754</text:p>
          </table:table-cell>
          <table:table-cell office:value-type="float" office:value="0.000333333">
            <text:p>0.000333333</text:p>
          </table:table-cell>
          <table:table-cell table:formula="of:=23*60*1000+56612" office:value-type="float" office:value="1436612">
            <text:p>1436612</text:p>
          </table:table-cell>
          <table:table-cell office:value-type="float" office:value="0.00233333">
            <text:p>0.00233333</text:p>
          </table:table-cell>
          <table:table-cell table:formula="of:=44*60*1000+46471" office:value-type="float" office:value="2686471">
            <text:p>2686471</text:p>
          </table:table-cell>
          <table:table-cell office:value-type="float" office:value="0.0013333333333333">
            <text:p>0.0013333333</text:p>
          </table:table-cell>
          <table:table-cell office:value-type="float" office:value="3479">
            <text:p>3479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133333">
            <text:p>0.00133333</text:p>
          </table:table-cell>
          <table:table-cell office:value-type="float" office:value="4039">
            <text:p>4039</text:p>
          </table:table-cell>
          <table:table-cell office:value-type="float" office:value="0.000333333">
            <text:p>0.000333333</text:p>
          </table:table-cell>
          <table:table-cell table:formula="of:=35*60*1000+55850" office:value-type="float" office:value="2155850">
            <text:p>2155850</text:p>
          </table:table-cell>
          <table:table-cell office:value-type="float" office:value="0.00133333">
            <text:p>0.00133333</text:p>
          </table:table-cell>
          <table:table-cell table:formula="of:=100*60*1000+43424" office:value-type="float" office:value="6043424">
            <text:p>6043424</text:p>
          </table:table-cell>
          <table:table-cell office:value-type="float" office:value="0.00166666666666671">
            <text:p>0.0016666667</text:p>
          </table:table-cell>
          <table:table-cell office:value-type="float" office:value="3692">
            <text:p>369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5463">
            <text:p>5463</text:p>
          </table:table-cell>
          <table:table-cell office:value-type="float" office:value="0.000333333">
            <text:p>0.000333333</text:p>
          </table:table-cell>
          <table:table-cell table:formula="of:=48*60*1000+9227" office:value-type="float" office:value="2889227">
            <text:p>2889227</text:p>
          </table:table-cell>
          <table:table-cell table:number-columns-repeated="2"/>
          <table:table-cell office:value-type="float" office:value="0.00266666666666671">
            <text:p>0.0026666667</text:p>
          </table:table-cell>
          <table:table-cell office:value-type="float" office:value="3893">
            <text:p>389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233333">
            <text:p>0.00233333</text:p>
          </table:table-cell>
          <table:table-cell office:value-type="float" office:value="6544">
            <text:p>6544</text:p>
          </table:table-cell>
          <table:table-cell office:value-type="float" office:value="0.000666667">
            <text:p>0.000666667</text:p>
          </table:table-cell>
          <table:table-cell table:formula="of:=59*60*1000+55755" office:value-type="float" office:value="3595755">
            <text:p>3595755</text:p>
          </table:table-cell>
          <table:table-cell table:number-columns-repeated="2"/>
          <table:table-cell office:value-type="float" office:value="0.003">
            <text:p>0.003</text:p>
          </table:table-cell>
          <table:table-cell office:value-type="float" office:value="4161">
            <text:p>4161</text:p>
          </table:table-cell>
        </table:table-row>
        <table:table-row table:style-name="ro3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"/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senin </meta:initial-creator>
    <meta:creation-date>2013-02-03T12:45:18</meta:creation-date>
    <meta:generator>LibreOffice/3.5$Linux_X86_64 LibreOffice_project/350m1$Build-2</meta:generator>
    <dc:date>2013-02-03T16:03:40</dc:date>
    <dc:creator>psenin </dc:creator>
    <meta:editing-duration>PT58S</meta:editing-duration>
    <meta:editing-cycles>2</meta:editing-cycles>
    <meta:document-statistic meta:table-count="3" meta:cell-count="148" meta:object-count="0"/>
  </office:meta>
</office:document-meta>
</file>